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003B905E23A9D10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7.593cm, 9.652cm, 4.634cm, 10.959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84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8pt" style:font-size-complex="18pt"/>
    </style:style>
    <style:style style:name="P3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1.899cm" svg:height="6.199cm" svg:x="3.801cm" svg:y="6.601cm">
          <draw:image xlink:href="Pictures/100000000000055600000300003B905E23A9D10D.png" xlink:type="simple" xlink:show="embed" xlink:actuate="onLoad">
            <text:p/>
          </draw:image>
        </draw:frame>
        <draw:frame draw:style-name="gr2" draw:text-style-name="P3" draw:layer="layout" svg:width="8.3cm" svg:height="3.095cm" svg:x="14cm" svg:y="7.2cm">
          <draw:text-box>
            <text:p text:style-name="P2"><text:span text:style-name="T1">A: se dibuja</text:span></text:p>
            <text:p text:style-name="P2"><text:span text:style-name="T1">B: No se dibuja</text:span></text:p>
            <text:p text:style-name="P2"><text:span text:style-name="T1">C: se dibuj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3T01:20:48.025704540</meta:creation-date>
    <dc:date>2020-05-03T01:24:16.886019338</dc:date>
    <meta:editing-duration>PT3M28S</meta:editing-duration>
    <meta:editing-cycles>1</meta:editing-cycles>
    <meta:document-statistic meta:object-count="2"/>
    <meta:generator>LibreOffice/6.0.7.3$Linux_X86_64 LibreOffice_project/00m0$Build-3</meta:generator>
  </office:meta>
</office:document-meta>
</file>